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3ae219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4cd335"/>
    </style:style>
    <style:style style:name="P81" style:family="paragraph" style:parent-style-name="Standard">
      <style:text-properties officeooo:paragraph-rsid="0f6ac771"/>
    </style:style>
    <style:style style:name="P82" style:family="paragraph" style:parent-style-name="Standard">
      <style:text-properties officeooo:paragraph-rsid="0f6d4ef8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102f2d76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dfc605"/>
    </style:style>
    <style:style style:name="P93" style:family="paragraph" style:parent-style-name="Standard">
      <style:text-properties officeooo:paragraph-rsid="102b18a5"/>
    </style:style>
    <style:style style:name="P94" style:family="paragraph" style:parent-style-name="Standard">
      <style:text-properties officeooo:paragraph-rsid="102d0319"/>
    </style:style>
    <style:style style:name="P95" style:family="paragraph" style:parent-style-name="Standard">
      <style:text-properties officeooo:paragraph-rsid="1032d175"/>
    </style:style>
    <style:style style:name="P96" style:family="paragraph" style:parent-style-name="Standard">
      <style:text-properties officeooo:paragraph-rsid="103d33d3"/>
    </style:style>
    <style:style style:name="P97" style:family="paragraph" style:parent-style-name="Footnote">
      <style:text-properties officeooo:paragraph-rsid="104a80be"/>
    </style:style>
    <style:style style:name="P98" style:family="paragraph" style:parent-style-name="Footnote">
      <style:text-properties officeooo:paragraph-rsid="104e894e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2" style:family="text">
      <style:text-properties fo:language="en" fo:country="GB" officeooo:rsid="0f28d107"/>
    </style:style>
    <style:style style:name="T273" style:family="text">
      <style:text-properties fo:language="en" fo:country="GB" officeooo:rsid="1052c7f3"/>
    </style:style>
    <style:style style:name="T274" style:family="text">
      <style:text-properties fo:language="en" fo:country="GB" officeooo:rsid="105c8aaa"/>
    </style:style>
    <style:style style:name="T275" style:family="text">
      <style:text-properties officeooo:rsid="0f981b1c"/>
    </style:style>
    <style:style style:name="T276" style:family="text">
      <style:text-properties style:font-name="Liberation Mono" fo:font-size="8pt" style:font-size-asian="8pt" style:font-size-complex="8pt" loext:padding="0.049cm" loext:border="0.31pt solid #000000"/>
    </style:style>
    <style:style style:name="T27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3" style:family="text">
      <style:text-properties officeooo:rsid="0fed6741"/>
    </style:style>
    <style:style style:name="T294" style:family="text">
      <style:text-properties fo:font-weight="bold" officeooo:rsid="1051ee52" style:font-weight-asian="bold" style:font-weight-complex="bold"/>
    </style:style>
    <style:style style:name="T295" style:family="text">
      <style:text-properties officeooo:rsid="1051ee5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2"><text:span text:style-name="Strong_20_Emphasis"><text:span text:style-name="T132">Checklist for installing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2"><text:s/></text:span></text:span><text:span text:style-name="Strong_20_Emphasis"><text:span text:style-name="T133"><text:user-field-get text:name="Version">8.10</text:user-field-get></text:span></text:span><text:span text:style-name="Strong_20_Emphasis"><text:span text:style-name="T134"><text:note text:id="ftn1" text:note-class="footnote"><text:note-citation>1</text:note-citation><text:note-body><text:p text:style-name="P97"><text:span text:style-name="T278">This </text:span><text:span text:style-name="Strong_20_Emphasis"><text:span text:style-name="T282"><text:user-field-get text:name="Distro">Rocky Linux</text:user-field-get></text:span></text:span><text:span text:style-name="T279"><text:s/></text:span><text:span text:style-name="T283"><text:user-field-get text:name="Version">8.10</text:user-field-get></text:span><text:span text:style-name="T283"><text:s/>Desktop</text:span><text:span text:style-name="T278"> (codename </text:span><text:span text:style-name="T281">GreenObsidian</text:span><text:span text:style-name="T278">) from </text:span><text:span text:style-name="T280">May</text:span><text:span text:style-name="T278"> </text:span><text:span text:style-name="Strong_20_Emphasis"><text:span text:style-name="T284"><text:user-field-get text:name="Releaseyear">2024</text:user-field-get></text:span></text:span><text:span text:style-name="T278"><text:s/>is a so-called LTS version (stands for Long-Term Support) and is supported for 5 years until </text:span><text:span text:style-name="T280">May</text:span><text:span text:style-name="T278"> 2029.</text:span></text:p></text:note-body></text:note></text:span></text:span><text:span text:style-name="Strong_20_Emphasis"><text:span text:style-name="T135"><text:s/></text:span></text:span><text:span text:style-name="Strong_20_Emphasis"><text:span text:style-name="T137">Desktop</text:span></text:span><text:span text:style-name="Strong_20_Emphasis"><text:span text:style-name="T136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2">This is a fillable PDF, no printing required.</text:span></text:span></text:p>
      <text:p text:style-name="P38"><text:span text:style-name="Strong_20_Emphasis"><text:span text:style-name="T131"/></text:span></text:p>
      <text:p text:style-name="P22"><text:span text:style-name="T152">Fill in the </text:span><text:span text:style-name="Strong_20_Emphasis"><text:span text:style-name="T58">text box</text:span></text:span><text:span text:style-name="T152"> behind the </text:span><text:span text:style-name="T160">underlined</text:span><text:span text:style-name="T153"> </text:span><text:span text:style-name="T152">words, see [explanation]:</text:span></text:p>
      <text:p text:style-name="P20"><text:span text:style-name="Definition"><text:span text:style-name="T271">user</text:span></text:span><text:span text:style-name="T224"><text:tab/><text:tab/></text:span><text:span text:style-name="T234"> <text:tab/><text:tab/><text:tab/> </text:span><text:span text:style-name="T225"><draw:control text:anchor-type="as-char" svg:y="-0.4cm" draw:z-index="4" draw:name="Gebruiker" draw:style-name="gr2" draw:text-style-name="P108" svg:width="6.4cm" svg:height="0.6cm" draw:control="control3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7">ull </text:span><text:span text:style-name="T235">na</text:span><text:span text:style-name="T237">me,</text:span><text:span text:style-name="T235"> </text:span><text:span text:style-name="T237">e.g.</text:span><text:span text:style-name="T235"> </text:span><text:span text:style-name="T236">J</text:span><text:span text:style-name="T239">ohn Doe</text:span><text:span text:style-name="T242">]</text:span></text:p>
      <text:p text:style-name="P75"><text:span text:style-name="Definition"><text:span text:style-name="T241">USER</text:span></text:span><text:span text:style-name="Definition"><text:span text:style-name="T270">na</text:span></text:span><text:span text:style-name="Definition"><text:span text:style-name="T272">me</text:span></text:span><text:span text:style-name="T240"><text:tab/><text:tab/><text:tab/> </text:span><text:span text:style-name="T240"><draw:control text:anchor-type="as-char" svg:y="-0.4cm" draw:z-index="10" draw:name="Gberuikersnaam 2" draw:style-name="gr2" draw:text-style-name="P108" svg:width="6.4cm" svg:height="0.6cm" draw:control="control9"><svg:title>Gebruikersnaam</svg:title><svg:desc>Korte naam, bijv. jan</svg:desc></draw:control></text:span><text:span text:style-name="T240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3">j</text:span><text:span text:style-name="T145">oh</text:span><text:span text:style-name="T143">n</text:span><text:span text:style-name="T144">]</text:span></text:p>
      <text:p text:style-name="P19"><text:span text:style-name="Definition"><text:span text:style-name="T270">COMPUTERNA</text:span></text:span><text:span text:style-name="Definition"><text:span text:style-name="T272">me</text:span></text:span><text:span text:style-name="T243"><text:tab/> </text:span><text:span text:style-name="T270"><draw:control text:anchor-type="as-char" svg:y="-0.4cm" draw:z-index="5" draw:name="Computernaam" draw:style-name="gr2" draw:text-style-name="P108" svg:width="6.4cm" svg:height="0.6cm" draw:control="control4"><svg:title>Computernaam</svg:title><svg:desc>Unieke naam van de computer</svg:desc></draw:control></text:span><text:span text:style-name="T270"><text:s text:c="2"/></text:span><text:span text:style-name="T244">[</text:span><text:span text:style-name="T250">N</text:span><text:span text:style-name="T245">a</text:span><text:span text:style-name="T249">me of the</text:span><text:span text:style-name="T245"> compute</text:span><text:span text:style-name="T246">r, </text:span><text:span text:style-name="T249">e.g.</text:span><text:span text:style-name="T247"> </text:span><text:span text:style-name="T248">pc02</text:span><text:span text:style-name="T244">]</text:span></text:p>
      <text:p text:style-name="P23"><text:span text:style-name="Definition"><text:span text:style-name="T252">USER</text:span></text:span><text:span text:style-name="T251"><text:tab/><text:tab/></text:span><text:span text:style-name="T234"> <text:tab/><text:tab/><text:tab/> </text:span><text:span text:style-name="T225"><draw:control text:anchor-type="as-char" svg:y="-0.4cm" draw:z-index="8" draw:name="Gebruiker 1" draw:style-name="gr2" draw:text-style-name="P108" svg:width="6.4cm" svg:height="0.6cm" draw:control="control7"><svg:title>Gebruiker</svg:title><svg:desc>Volledige naam, bijv. Jan Stek</svg:desc></draw:control></text:span><text:span text:style-name="T225"><text:s text:c="2"/></text:span><text:span text:style-name="T226">[</text:span><text:span text:style-name="T233">F</text:span><text:span text:style-name="T228">ull </text:span><text:span text:style-name="T229">na</text:span><text:span text:style-name="T230">me</text:span><text:span text:style-name="T229"> possibly </text:span><text:span text:style-name="T232">2</text:span><text:span text:style-name="T264">nd</text:span><text:span text:style-name="T232"> </text:span><text:span text:style-name="T231">user</text:span><text:span text:style-name="T238">]</text:span></text:p>
      <text:p text:style-name="P92"><text:span text:style-name="Definition"><text:span text:style-name="T252">USERN</text:span></text:span><text:span text:style-name="Definition"><text:span text:style-name="T253">a</text:span></text:span><text:span text:style-name="Definition"><text:span text:style-name="T254">me</text:span></text:span><text:span text:style-name="Definition"><text:span text:style-name="T258"><text:tab/><text:tab/><text:tab/> </text:span></text:span><text:span text:style-name="T240"><draw:control text:anchor-type="as-char" svg:y="-0.4cm" draw:z-index="9" draw:name="Gberuikersnaam 1" draw:style-name="gr2" draw:text-style-name="P108" svg:width="6.4cm" svg:height="0.6cm" draw:control="control8"><svg:title>Gebruikersnaam</svg:title><svg:desc>Korte naam, bijv. jan</svg:desc></draw:control></text:span><text:span text:style-name="T240"><text:s text:c="2"/></text:span><text:span text:style-name="T255">[</text:span><text:span text:style-name="T257">U</text:span><text:span text:style-name="T256">ser</text:span><text:span text:style-name="T260">na</text:span><text:span text:style-name="T261">me</text:span><text:span text:style-name="T260"> possibly </text:span><text:span text:style-name="T263">2</text:span><text:span text:style-name="T265">nd</text:span><text:span text:style-name="T263"> </text:span><text:span text:style-name="T262">user</text:span><text:span text:style-name="T259">]</text:span></text:p>
      <text:p text:style-name="P21"><text:span text:style-name="T146">Replace the </text:span><text:span text:style-name="T159">underlined</text:span><text:span text:style-name="T146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6">.</text:span></text:p>
      <text:p text:style-name="P62"/>
      <text:p text:style-name="P62"/>
      <text:p text:style-name="P24"><text:span text:style-name="T155">Not yet on Linux?</text:span><text:span text:style-name="T147"><text:tab/></text:span><text:span text:style-name="T154">Use</text:span><text:span text:style-name="T148"> </text:span><text:span text:style-name="Strong_20_Emphasis"><text:span text:style-name="T157">Checklist </text:span></text:span><text:span text:style-name="Strong_20_Emphasis"><text:span text:style-name="T158">transfer</text:span></text:span><text:span text:style-name="T148"> o</text:span><text:span text:style-name="T151">n</text:span><text:span text:style-name="T14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9"> </text:span><text:span text:style-name="T151">u</text:span><text:span text:style-name="T149">nder </text:span><text:span text:style-name="T156">Linux</text:span><text:span text:style-name="T150">.</text:span></text:p>
      <text:p text:style-name="P60"><text:span text:style-name="T169">New installation?</text:span><text:span text:style-name="T171"><text:tab/><text:tab/></text:span><text:span text:style-name="T173">Start at chapter</text:span><text:span text:style-name="T171"> </text:span><text:span text:style-name="T169"><text:bookmark-ref text:reference-format="page" text:ref-name="__RefNumPara__4009_1271708128">2</text:bookmark-ref></text:span><text:span text:style-name="T171"><text:s text:c="2"/></text:span><text:span text:style-name="T170"><text:bookmark-ref text:reference-format="text" text:ref-name="__RefNumPara__4009_1271708128">Perform installation</text:bookmark-ref></text:span><text:span text:style-name="T172">.</text:span></text:p>
      <text:p text:style-name="P43"/>
      <text:p text:style-name="P43"/>
      <text:list text:style-name="L1">
        <text:list-item>
          <text:p text:style-name="P104"><text:bookmark-start text:name="__RefNumPara__4083_1271708128"/>Prepar<text:span text:style-name="T275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7" draw:name="Vorm3_0" draw:style-name="gr1" draw:text-style-name="P10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2" draw:name="Vorm3_ 1" draw:style-name="gr1" draw:text-style-name="P10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7"><text:span text:style-name="User_20_Entry"><text:span text:style-name="T97">Login any additional </text:span></text:span><text:span text:style-name="Definition"><text:span text:style-name="T269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5" draw:name="Vorm 4" draw:style-name="gr1" draw:text-style-name="P10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1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76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6"><text:span text:style-name="T14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5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8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6" draw:name="Vorm 6" draw:style-name="gr1" draw:text-style-name="P10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2"><draw:control text:anchor-type="as-char" draw:z-index="17" draw:name="Vorm 7" draw:style-name="gr1" draw:text-style-name="P107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9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0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3"><text:span text:style-name="Strong_20_Emphasis"><text:span text:style-name="T62"><draw:control text:anchor-type="as-char" draw:z-index="2" draw:name="Vorm9" draw:style-name="gr1" draw:text-style-name="P10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6"><text:span text:style-name="T161">Boot the computer from</text:span><text:span text:style-name="T165"><text:note text:id="ftn4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7">Esc</text:span>, <text:span text:style-name="T277">Delete</text:span>, <text:span text:style-name="T277">F1</text:span>, <text:span text:style-name="T277">F2</text:span>, <text:span text:style-name="T277">F9</text:span>, <text:span text:style-name="T277">F10</text:span>, <text:span text:style-name="T277">F11</text:span>, <text:span text:style-name="T293">or </text:span><text:span text:style-name="T277">F12</text:span>.</text:p></text:note-body></text:note></text:span><text:span text:style-name="T161"> an</text:span><text:span text:style-name="T163"> </text:span><text:span text:style-name="Strong_20_Emphasis"><text:span text:style-name="T140"><text:user-field-get text:name="Distro">Rocky Linux</text:user-field-get></text:span></text:span><text:span text:style-name="T164"><text:s/></text:span><text:span text:style-name="T141"><text:user-field-get text:name="Version">8.10</text:user-field-get></text:span><text:span text:style-name="T141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5" text:note-class="footnote"><text:note-citation>2</text:note-citation><text:note-body><text:p text:style-name="P91"><text:span text:style-name="T19">From a Live USB stick you can boot and work with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<text:span text:style-name="T19">without modifying any files on the hard drive and also allows installation of </text:span><text:span text:style-name="Strong_20_Emphasis"><text:span text:style-name="T168"><text:user-field-get text:name="Distro">Rocky Linux</text:user-field-get></text:span></text:span><text:span text:style-name="Strong_20_Emphasis"><text:span text:style-name="T168">.</text:span></text:span></text:p></text:note-body></text:note></text:span><text:span text:style-name="T161"> USB stick</text:span><text:span text:style-name="T91"><text:note text:id="ftn6" text:note-class="footnote"><text:note-citation>3</text:note-citation><text:note-body><text:p text:style-name="P98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7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6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2">Select</text:span><text:span text:style-name="Strong_20_Emphasis"><text:span text:style-name="T63"> </text:span></text:span><text:span text:style-name="Strong_20_Emphasis"><text:span text:style-name="T121">Install</text:span></text:span><text:span text:style-name="Strong_20_Emphasis"><text:span text:style-name="T64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4"><text:s/></text:span></text:span><text:span text:style-name="Strong_20_Emphasis"><text:span text:style-name="T123"><text:user-field-get text:name="Version">8.10</text:user-field-get>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5">Follow the instructions on the </text:span></text:span><text:span text:style-name="Strong_20_Emphasis"><text:span text:style-name="T126">installation </text:span></text:span><text:span text:style-name="Strong_20_Emphasis"><text:span text:style-name="T125">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8" draw:name="Vorm 1" draw:style-name="gr1" draw:text-style-name="P107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3">At</text:span><text:span text:style-name="T184"> </text:span><text:span text:style-name="Strong_20_Emphasis"><text:span text:style-name="T183">WELCOME TO ROCKY LINUX 8.10</text:span></text:span><text:span text:style-name="Strong_20_Emphasis"><text:span text:style-name="T196"> select language and click </text:span></text:span><text:span text:style-name="T207">Continue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2" draw:name="Vorm 10" draw:style-name="gr1" draw:text-style-name="P107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7">nder</text:span><text:span text:style-name="T184"> </text:span><text:span text:style-name="Strong_20_Emphasis"><text:span text:style-name="T187">USER SETTINGS</text:span></text:span><text:span text:style-name="Strong_20_Emphasis"><text:span text:style-name="T202"> </text:span></text:span><text:span text:style-name="Strong_20_Emphasis"><text:span text:style-name="T203">click</text:span></text:span><text:span text:style-name="Strong_20_Emphasis"><text:span text:style-name="T204"> </text:span></text:span><text:span text:style-name="T208">User </text:span><text:span text:style-name="T209">C</text:span><text:span text:style-name="T208">reation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99"><text:span text:style-name="T273">Enter your</text:span><text:span text:style-name="T274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99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0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295">C</text:span>li<text:span text:style-name="T295">c</text:span>k <text:span text:style-name="T294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3" draw:name="Vorm 11" draw:style-name="gr1" draw:text-style-name="P107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0">Installati</text:span><text:span text:style-name="T211">on Source</text:span><text:span text:style-name="T185"> </text:span><text:span text:style-name="T189">and click </text:span><text:span text:style-name="T211">Don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4" draw:name="Vorm 2" draw:style-name="gr1" draw:text-style-name="P107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Installati</text:span><text:span text:style-name="T211">on Destination</text:span><text:span text:style-name="T210"> </text:span><text:span text:style-name="Strong_20_Emphasis"><text:span text:style-name="T204">and click </text:span></text:span><text:span text:style-name="Strong_20_Emphasis"><text:span text:style-name="T216">Done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5" draw:name="Vorm 12" draw:style-name="gr1" draw:text-style-name="P107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8">U</text:span><text:span text:style-name="T187">nder</text:span><text:span text:style-name="T185"> </text:span><text:span text:style-name="T210">SYSTEM</text:span><text:span text:style-name="T185"> </text:span><text:span text:style-name="T188">click</text:span><text:span text:style-name="T189"> </text:span><text:span text:style-name="T210">Netwerk &amp; </text:span><text:span text:style-name="T212">H</text:span><text:span text:style-name="T210">ost </text:span><text:span text:style-name="T212">N</text:span><text:span text:style-name="T210">am</text:span><text:span text:style-name="T212">e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0"><text:span text:style-name="T219">Move</text:span><text:span text:style-name="T217"> the slider behind the network adapter </text:span><text:span text:style-name="T218">from </text:span><text:span text:style-name="T221">OFF</text:span><text:span text:style-name="T218"> </text:span><text:span text:style-name="T217">to </text:span><text:span text:style-name="T220">O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7"><text:span text:style-name="T190">Enter you</text:span><text:span text:style-name="T191">r</text:span><text:span text:style-name="T192"> </text:span><text:span text:style-name="Strong_20_Emphasis"><text:span text:style-name="T193">Host </text:span></text:span><text:span text:style-name="Strong_20_Emphasis"><text:span text:style-name="T190">N</text:span></text:span><text:span text:style-name="Strong_20_Emphasis"><text:span text:style-name="T193">am</text:span></text:span><text:span text:style-name="Strong_20_Emphasis"><text:span text:style-name="T190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8"> </text:span></text:span><text:span text:style-name="Strong_20_Emphasis"><text:span text:style-name="T199">and click </text:span></text:span><text:span text:style-name="Strong_20_Emphasis"><text:span text:style-name="T213">Apply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101"><text:span text:style-name="Strong_20_Emphasis"><text:span text:style-name="T201">C</text:span></text:span><text:span text:style-name="Strong_20_Emphasis"><text:span text:style-name="T195">li</text:span></text:span><text:span text:style-name="Strong_20_Emphasis"><text:span text:style-name="T201">c</text:span></text:span><text:span text:style-name="Strong_20_Emphasis"><text:span text:style-name="T195">k </text:span></text:span><text:span text:style-name="Strong_20_Emphasis"><text:span text:style-name="T211">Done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6" draw:name="Vorm 5" draw:style-name="gr1" draw:text-style-name="P107" svg:width="0.35cm" svg:height="0.35cm" draw:control="control25"/></text:span></text:span></text:p>
          </table:table-cell>
          <table:table-cell table:style-name="_32_._5f_Installatie_5f_uitvoeren.C17" office:value-type="string">
            <text:p text:style-name="P29"><text:span text:style-name="T188">U</text:span><text:span text:style-name="T187">nder</text:span><text:span text:style-name="T185"> </text:span><text:span text:style-name="T210">SOFTWARE</text:span><text:span text:style-name="T185"> </text:span><text:span text:style-name="T188">click</text:span><text:span text:style-name="T189"> </text:span><text:span text:style-name="T214">Software </text:span><text:span text:style-name="T215">S</text:span><text:span text:style-name="T214">electi</text:span><text:span text:style-name="T215">on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7" office:value-type="string">
            <text:p text:style-name="P29"><text:span text:style-name="T194">Select </text:span><text:span text:style-name="T214">Server with GUI</text:span><text:span text:style-name="T194"> </text:span><text:span text:style-name="Strong_20_Emphasis"><text:span text:style-name="T204">and click </text:span></text:span><text:span text:style-name="Strong_20_Emphasis"><text:span text:style-name="T216">Done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6"><text:span text:style-name="Strong_20_Emphasis"><text:span text:style-name="T34"><draw:control text:anchor-type="as-char" draw:z-index="27" draw:name="Vorm 14" draw:style-name="gr1" draw:text-style-name="P107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28"><text:span text:style-name="Strong_20_Emphasis"><text:span text:style-name="T205">Click</text:span></text:span><text:span text:style-name="Strong_20_Emphasis"><text:span text:style-name="T206"> </text:span></text:span><text:span text:style-name="Strong_20_Emphasis"><text:span text:style-name="T222">Begin </text:span></text:span><text:span text:style-name="Strong_20_Emphasis"><text:span text:style-name="T223">Installation</text:span></text:span><text:span text:style-name="Strong_20_Emphasis"><text:span text:style-name="T197">.</text:span></text:span></text:p>
          </table:table-cell>
        </table:table-row>
      </table:table>
      <text:p text:style-name="P65"><text:span text:style-name="Strong_20_Emphasis"><text:span text:style-name="T65"/></text:span></text:p>
      <text:list text:continue-numbering="true" text:style-name="L1">
        <text:list-item>
          <text:p text:style-name="P103"><text:span text:style-name="Strong_20_Emphasis"><text:span text:style-name="T88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62"><draw:control text:anchor-type="as-char" draw:z-index="3" draw:name="Vorm24" draw:style-name="gr1" draw:text-style-name="P10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6"><draw:control text:anchor-type="as-char" draw:z-index="13" draw:name="Vorm4_ 1" draw:style-name="gr1" draw:text-style-name="P107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8" draw:name="Vorm4" draw:style-name="gr1" draw:text-style-name="P10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4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9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7" text:note-class="footnote"><text:note-citation>1</text:note-citation><text:note-body><text:p text:style-name="P63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9"><text:span text:style-name="T15">Type these two commands, each followed by the</text:span><text:span text:style-name="Strong_20_Emphasis"><text:span text:style-name="T40"> </text:span></text:span><text:span text:style-name="Strong_20_Emphasis"><text:span text:style-name="T13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2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5"><text:span text:style-name="User_20_Entry"><text:span text:style-name="T111">bash </text:span></text:span><text:span text:style-name="User_20_Entry"><text:span text:style-name="T112">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0"><text:span text:style-name="Strong_20_Emphasis"><text:span text:style-name="T62"><draw:control text:anchor-type="as-char" draw:z-index="19" draw:name="Vorm 3" draw:style-name="gr1" draw:text-style-name="P107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3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9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0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6"><text:span text:style-name="Strong_20_Emphasis"><text:span text:style-name="T18">P</text:span></text:span><text:span text:style-name="Strong_20_Emphasis"><text:span text:style-name="T181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6" draw:name="Vorm40_0" draw:style-name="gr1" draw:text-style-name="P107" svg:width="0.35cm" svg:height="0.35cm" draw:control="control5"/></text:span></text:span></text:p>
          </table:table-cell>
          <table:table-cell table:style-name="Tabel2.A1" office:value-type="string">
            <text:p text:style-name="P89"><text:span text:style-name="Strong_20_Emphasis"><text:span text:style-name="T62"><draw:control text:anchor-type="as-char" draw:z-index="11" draw:name="Vorm40_ 1" draw:style-name="gr1" draw:text-style-name="P107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8" text:note-class="footnote"><text:note-citation>1</text:note-citation><text:note-body><text:p text:style-name="P78"><text:span text:style-name="User_20_Entry"><text:span text:style-name="T110">Login any additional </text:span></text:span><text:span text:style-name="Definition"><text:span text:style-name="T268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6"><draw:control text:anchor-type="as-char" draw:z-index="14" draw:name="Vorm4_ 2" draw:style-name="gr1" draw:text-style-name="P107" svg:width="0.35cm" svg:height="0.35cm" draw:control="control13"/></text:span></text:span></text:p>
          </table:table-cell>
          <table:table-cell table:style-name="Tabel2.D2" office:value-type="string">
            <text:p text:style-name="P47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0" draw:name="Vorm 8" draw:style-name="gr1" draw:text-style-name="P107" svg:width="0.35cm" svg:height="0.35cm" draw:control="control19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21" draw:name="Vorm 9" draw:style-name="gr1" draw:text-style-name="P107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9">Super</text:span></text:span><text:span text:style-name="Strong_20_Emphasis"><text:span text:style-name="T47"> key</text:span></text:span><text:span text:style-name="Strong_20_Emphasis"><text:span text:style-name="T24"><text:note text:id="ftn9" text:note-class="footnote"><text:note-citation>2</text:note-citation><text:note-body><text:p text:style-name="P64"><text:span text:style-name="T179">The </text:span><text:span text:style-name="T178">Super</text:span><text:span text:style-name="T179"> key is the Windows key, Command key (Apple), or Magnifier key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6">End of checklist,</text:span><text:span text:style-name="T177"> </text:span><text:span text:style-name="Strong_20_Emphasis"><text:span text:style-name="T138"><text:user-field-get text:name="Distro">Rocky Linux</text:user-field-get></text:span></text:span><text:span text:style-name="T175"><text:s/></text:span><text:span text:style-name="T174"><text:user-field-get text:name="Version">8.10</text:user-field-get></text:span><text:span text:style-name="T174"><text:s/></text:span><text:span text:style-name="Strong_20_Emphasis"><text:span text:style-name="T139">Desktop</text:span></text:span><text:span text:style-name="Strong_20_Emphasis"><text:span text:style-name="T92"> </text:span></text:span><text:span text:style-name="T176">installation is complete.</text:span></text:p>
      <text:p text:style-name="P36"/>
      <text:p text:style-name="P25"><text:span text:style-name="Emphasis"><text:span text:style-name="T285">Written</text:span></text:span><text:span text:style-name="Emphasis"><text:span text:style-name="T286"> </text:span></text:span><text:span text:style-name="Emphasis"><text:span text:style-name="T285">by</text:span></text:span><text:span text:style-name="Emphasis"><text:span text:style-name="T28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87">.</text:span></text:span></text:p>
      <text:p text:style-name="P26"><text:span text:style-name="Emphasis"><text:span text:style-name="T290">License </text:span></text:span><text:span text:style-name="Emphasis"><text:span text:style-name="T288">C</text:span></text:span><text:span text:style-name="Emphasis"><text:span text:style-name="T289">C0</text:span></text:span><text:span text:style-name="Emphasis"><text:span text:style-name="T287"> 1.0 </text:span></text:span><text:span text:style-name="Emphasis"><text:span text:style-name="T29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1T20:24:39.185588099">21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20:24:39.042439789</dc:date>
    <meta:keyword>Installatie</meta:keyword>
    <meta:keyword>Checklist</meta:keyword>
    <meta:keyword>Linux</meta:keyword>
    <meta:editing-cycles>6937</meta:editing-cycles>
    <meta:editing-duration>P12DT6H17M4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67" meta:character-count="3529" meta:non-whitespace-character-count="3001"/>
    <meta:user-defined meta:name="Info 1"/>
    <meta:user-defined meta:name="Info 2"/>
    <meta:user-defined meta:name="Info 3"/>
    <meta:user-defined meta:name="Info 4"/>
  </office:meta>
</office:document-meta>
</file>